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5ee9" officeooo:paragraph-rsid="00085ee9"/>
    </style:style>
    <style:style style:name="P2" style:family="paragraph" style:parent-style-name="Standard">
      <style:text-properties officeooo:rsid="000a303b" officeooo:paragraph-rsid="000a303b"/>
    </style:style>
    <style:style style:name="P3" style:family="paragraph" style:parent-style-name="Standard" style:list-style-name="L1">
      <style:text-properties officeooo:rsid="00085ee9" officeooo:paragraph-rsid="00085ee9"/>
    </style:style>
    <style:style style:name="P4" style:family="paragraph" style:parent-style-name="Standard" style:list-style-name="L1">
      <style:text-properties officeooo:rsid="000b7703" officeooo:paragraph-rsid="000b7703"/>
    </style:style>
    <style:style style:name="P5" style:family="paragraph" style:parent-style-name="Standard" style:list-style-name="L1">
      <style:text-properties officeooo:rsid="000f61fb" officeooo:paragraph-rsid="000f61fb"/>
    </style:style>
    <style:style style:name="T1" style:family="text">
      <style:text-properties officeooo:rsid="000d6f94"/>
    </style:style>
    <style:style style:name="T2" style:family="text">
      <style:text-properties officeooo:rsid="0010b7d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vered topics:</text:p>
      <text:list text:style-name="L1">
        <text:list-item>
          <text:p text:style-name="P3">Enum types</text:p>
        </text:list-item>
        <text:list-item>
          <text:p text:style-name="P4">Applied alembic <text:span text:style-name="T1">migrations</text:span></text:p>
        </text:list-item>
        <text:list-item>
          <text:p text:style-name="P4">Applied abstract model like common model</text:p>
        </text:list-item>
        <text:list-item>
          <text:p text:style-name="P5">Applied datetime in SQLAlchemy and Pydantic</text:p>
        </text:list-item>
        <text:list-item>
          <text:p text:style-name="P5"><text:s/><text:span text:style-name="T2">Applied RBAC with dependenies and routes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3:40:02.175422687</meta:creation-date>
    <dc:date>2024-01-25T01:37:33.467506027</dc:date>
    <meta:editing-duration>PT2M39S</meta:editing-duration>
    <meta:editing-cycles>6</meta:editing-cycles>
    <meta:generator>LibreOffice/7.5.9.2$Linux_X86_64 LibreOffice_project/50$Build-2</meta:generator>
    <meta:document-statistic meta:table-count="0" meta:image-count="0" meta:object-count="0" meta:page-count="1" meta:paragraph-count="6" meta:word-count="30" meta:character-count="181" meta:non-whitespace-character-count="161"/>
  </office:meta>
</office:document-meta>
</file>